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095f5b"/>
    </style:style>
    <style:style style:name="P2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orphans="2" fo:widows="2" fo:padding="0cm" fo:border="non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Preformatted_20_Text">
      <style:paragraph-properties fo:margin-top="0cm" fo:margin-bottom="0cm" style:contextual-spacing="false" style:line-height-at-least="0.423cm" fo:text-align="start" style:justify-single-word="false" fo:orphans="2" fo:widows="2" fo:padding="0cm" fo:border="non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b3b69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14ad4a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d16ba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13070c" style:font-size-asian="14pt" style:font-size-complex="14pt"/>
    </style:style>
    <style:style style:name="P8" style:family="paragraph" style:parent-style-name="Text_20_body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style:font-name="Times New Roman" fo:font-size="14pt" fo:font-weight="normal" officeooo:rsid="000b3b69" officeooo:paragraph-rsid="000b3b69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Times New Roman" fo:font-size="14pt" fo:font-weight="normal" officeooo:paragraph-rsid="000b3b69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186fce" officeooo:paragraph-rsid="00186fce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Times New Roman" fo:font-size="14pt" fo:font-weight="normal" officeooo:paragraph-rsid="000d16ba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Times New Roman" fo:font-size="14pt" fo:font-weight="normal" officeooo:paragraph-rsid="00095f5b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paragraph-rsid="0014ad4a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fo:font-weight="normal" officeooo:rsid="000b3b69" officeooo:paragraph-rsid="000b3b69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font-size="14pt" fo:language="en" fo:country="US" officeooo:paragraph-rsid="000b3b69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officeooo:paragraph-rsid="000d16ba" style:font-size-asian="14pt" style:font-size-complex="14pt"/>
    </style:style>
    <style:style style:name="P19" style:family="paragraph" style:parent-style-name="Standard">
      <style:text-properties style:font-name="Times New Roman" fo:font-size="14pt" fo:language="ru" fo:country="RU" fo:font-weight="normal" officeooo:rsid="000b3b69" officeooo:paragraph-rsid="000b3b69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language="ru" fo:country="RU" fo:font-weight="normal" officeooo:rsid="000b3b69" officeooo:paragraph-rsid="000d16ba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language="ru" fo:country="RU" fo:font-weight="normal" officeooo:rsid="000d16ba" officeooo:paragraph-rsid="000d16ba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language="ru" fo:country="RU" officeooo:rsid="000b3b69" officeooo:paragraph-rsid="000b3b69" style:font-size-asian="14pt" style:font-size-complex="14pt"/>
    </style:style>
    <style:style style:name="P23" style:family="paragraph" style:parent-style-name="Standard">
      <style:text-properties style:font-name="Times New Roman" fo:font-size="14pt" fo:language="ru" fo:country="RU" officeooo:rsid="000b3b69" officeooo:paragraph-rsid="000d16ba" style:font-size-asian="14pt" style:font-size-complex="14pt"/>
    </style:style>
    <style:style style:name="P24" style:family="paragraph" style:parent-style-name="Standard">
      <style:text-properties style:font-name="Times New Roman" fo:font-weight="normal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paragraph-rsid="000d16ba" style:font-weight-asian="normal" style:font-weight-complex="normal"/>
    </style:style>
    <style:style style:name="P26" style:family="paragraph" style:parent-style-name="Standard">
      <style:text-properties style:font-name="Times New Roman" fo:font-weight="normal" officeooo:paragraph-rsid="00186fce" style:font-weight-asian="normal" style:font-weight-complex="normal"/>
    </style:style>
    <style:style style:name="P27" style:family="paragraph" style:parent-style-name="Heading_20_3">
      <style:text-properties officeooo:paragraph-rsid="00186fce"/>
    </style:style>
    <style:style style:name="P28" style:family="paragraph" style:parent-style-name="Standard">
      <style:text-properties officeooo:paragraph-rsid="00186fce"/>
    </style:style>
    <style:style style:name="P29" style:family="paragraph" style:parent-style-name="Text_20_body">
      <style:text-properties officeooo:paragraph-rsid="00186fce"/>
    </style:style>
    <style:style style:name="P30" style:family="paragraph" style:parent-style-name="Standard">
      <style:text-properties style:font-name="Times New Roman" fo:font-size="14pt" fo:font-weight="normal" officeooo:paragraph-rsid="00186fce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fo:font-weight="normal" officeooo:rsid="00186fce" officeooo:paragraph-rsid="00186fce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style:font-name="Times New Roman" fo:font-size="14pt" fo:letter-spacing="normal" fo:font-style="normal" fo:font-weight="normal" officeooo:paragraph-rsid="0014ad4a" style:font-size-asian="14pt" style:font-size-complex="14pt"/>
    </style:style>
    <style:style style:name="P3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Text_20_body">
      <style:text-properties style:font-name="Times New Roman" fo:font-size="14pt" fo:font-weight="normal" officeooo:paragraph-rsid="00186fce" style:font-size-asian="14pt" style:font-weight-asian="normal" style:font-size-complex="14pt" style:font-weight-complex="normal"/>
    </style:style>
    <style:style style:name="T1" style:family="text">
      <style:text-properties officeooo:rsid="00095f5b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00b3b69" style:font-weight-asian="normal" style:font-weight-complex="normal"/>
    </style:style>
    <style:style style:name="T4" style:family="text">
      <style:text-properties fo:language="en" fo:country="US" officeooo:rsid="00186fc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b3b69"/>
    </style:style>
    <style:style style:name="T7" style:family="text">
      <style:text-properties fo:language="ru" fo:country="RU" fo:font-weight="normal" officeooo:rsid="000b3b69" style:font-weight-asian="normal" style:font-weight-complex="normal"/>
    </style:style>
    <style:style style:name="T8" style:family="text">
      <style:text-properties fo:language="ru" fo:country="RU" officeooo:rsid="00186fce"/>
    </style:style>
    <style:style style:name="T9" style:family="text">
      <style:text-properties fo:language="ru" fo:country="RU" officeooo:rsid="001cf687"/>
    </style:style>
    <style:style style:name="T10" style:family="text">
      <style:text-properties officeooo:rsid="000d16ba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style:font-weight-asian="normal" style:font-weight-complex="normal"/>
    </style:style>
    <style:style style:name="T14" style:family="text">
      <style:text-properties fo:font-variant="normal" fo:text-transform="none" fo:letter-spacing="normal" fo:language="ru" fo:country="RU" fo:font-style="normal" fo:font-weight="normal" officeooo:rsid="000b3b69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0b3b69" style:font-weight-asian="normal" style:font-weight-complex="normal"/>
    </style:style>
    <style:style style:name="T16" style:family="text">
      <style:text-properties fo:font-variant="normal" fo:text-transform="none" fo:letter-spacing="normal" fo:language="en" fo:country="US" fo:font-style="normal" fo:font-weight="normal" officeooo:rsid="000b3b69" style:font-weight-asian="normal" style:font-weight-complex="normal"/>
    </style:style>
    <style:style style:name="T17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86fce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86fc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0d42f0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095f5b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186fce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0d42f0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style:font-size-asian="14pt" style:font-size-complex="14pt"/>
    </style:style>
    <style:style style:name="T27" style:family="text">
      <style:text-properties style:font-name="Times New Roman" fo:font-size="14pt" fo:language="en" fo:country="US" officeooo:rsid="001cf687" style:font-size-asian="14pt" style:font-size-complex="14pt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officeooo:rsid="00186fce" style:font-size-asian="14pt" style:font-size-complex="14pt"/>
    </style:style>
    <style:style style:name="T30" style:family="text">
      <style:text-properties style:font-name="Times New Roman" fo:font-size="14pt" fo:language="ru" fo:country="RU" fo:font-weight="normal" officeooo:rsid="00186fce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0d42f0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officeooo:rsid="001cf687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20">Выбор набора данных для задачи классификации и обоснование</text:span></text:span></text:h>
      <text:p text:style-name="Text_20_body"><text:span text:style-name="T20">Для задачи классификации был выбран датасет </text:span><text:span text:style-name="Strong_20_Emphasis"><text:span text:style-name="T20">“Credit Card Fraud Detection”</text:span></text:span><text:span text:style-name="T20">, содержащий данные о транзакциях по банковским картам.<text:line-break/>Его выбор обусловлен следующими факторами:</text:span></text:p>
      <text:h text:style-name="Heading_20_3" text:outline-level="3"><text:span text:style-name="Strong_20_Emphasis"><text:span text:style-name="T20">1. Реальная практическая задача</text:span></text:span></text:h>
      <text:p text:style-name="P14">Обнаружение мошеннических транзакций одна из самых значимых задач в сфере финансовой безопасности.<text:line-break/>Банки и финансовые сервисы ежедневно анализируют миллионы операций, поэтому данная задача имеет огромную практическую ценность.</text:p>
      <text:h text:style-name="Heading_20_3" text:outline-level="3"><text:span text:style-name="Strong_20_Emphasis"><text:span text:style-name="T24">2</text:span></text:span><text:span text:style-name="Strong_20_Emphasis"><text:span text:style-name="T20">. Наличие серьёзного дисбаланса классов</text:span></text:span></text:h>
      <text:p text:style-name="P13">После анализа и визуализации данных я обнаружил:</text:p>
      <text:p text:style-name="P1"><text:span text:style-name="Strong_20_Emphasis"><text:span text:style-name="T20">мошеннических транзакций очень мало примерно 0.17%</text:span></text:span></text:p>
      <text:p text:style-name="P13">данные сильно несбалансированы</text:p>
      <text:p text:style-name="P1"><text:span text:style-name="T20">Таким образом, задача классификации становится </text:span><text:span text:style-name="Strong_20_Emphasis"><text:span text:style-name="T20">сложной и интересной</text:span></text:span><text:span text:style-name="T20">, поскольку требуется:</text:span></text:p>
      <text:p text:style-name="P13">бороться с дисбалансом,</text:p>
      <text:p text:style-name="P13">выбирать правильные метрики,</text:p>
      <text:p text:style-name="P13">применять корректную предобработку.</text:p>
      <text:h text:style-name="Heading_20_2" text:outline-level="2"><text:span text:style-name="Strong_20_Emphasis"><text:span text:style-name="T20">Выбор набора данных для задачи регрессии и обоснование</text:span></text:span></text:h>
      <text:p text:style-name="Text_20_body"><text:span text:style-name="T20">Для задачи регрессии был выбран датасет </text:span><text:span text:style-name="Strong_20_Emphasis"><text:span text:style-name="T20">“Crop Yield Prediction”</text:span></text:span><text:span text:style-name="T20">, содержащий данные об урожайности сельскохозяйственных культур.</text:span></text:p>
      <text:h text:style-name="Heading_20_3" text:outline-level="3"><text:span text:style-name="Strong_20_Emphasis"><text:span text:style-name="T20">1. Практическая важность</text:span></text:span></text:h>
      <text:p text:style-name="P13">Прогнозирование урожайности <text:s/>ключевая задача в:</text:p>
      <text:p text:style-name="P13">агрономии, продовольственной безопасности, фермерском деле, <text:span text:style-name="T19">э</text:span>кономическом планировании и логистике.</text:p>
      <text:p text:style-name="P13">На основе таких моделей принимаются решения о количестве удобрений, объёме полива, распределении бюджета, планировании поставок и экспорта.</text:p>
      <text:h text:style-name="Heading_20_3" text:outline-level="3"><text:span text:style-name="Strong_20_Emphasis"><text:span text:style-name="T20">2. Наличие разнообразных факторов</text:span></text:span></text:h>
      <text:p text:style-name="P13">Датасет содержит:</text:p>
      <text:p text:style-name="P13">географический регион,</text:p>
      <text:p text:style-name="P13"><text:soft-page-break/>тип почвы,</text:p>
      <text:p text:style-name="P13">тип культуры,</text:p>
      <text:p text:style-name="P13">погодные условия,</text:p>
      <text:p text:style-name="P13">температуру,</text:p>
      <text:p text:style-name="P13">количество осадков,</text:p>
      <text:p text:style-name="P13">длительность созревания,</text:p>
      <text:p text:style-name="P13">использование удобрений и орошения.</text:p>
      <text:p text:style-name="Text_20_body"><text:span text:style-name="T20">Это создаёт </text:span><text:span text:style-name="Strong_20_Emphasis"><text:span text:style-name="T20">многомерную, реалистичную задачу регрессионного моделирования</text:span></text:span><text:span text:style-name="T20">.</text:span></text:p>
      <text:h text:style-name="Heading_20_1" text:outline-level="1"><text:span text:style-name="Strong_20_Emphasis"><text:span text:style-name="T20">Выбор метрик качества и обоснование их выбора</text:span></text:span></text:h>
      <text:h text:style-name="Heading_20_2" text:outline-level="2"><text:span text:style-name="Strong_20_Emphasis"><text:span text:style-name="T20">Метрики для задачи классификации (Credit Card Fraud Detection)</text:span></text:span></text:h>
      <text:p text:style-name="Text_20_body"><text:span text:style-name="T20">В данном датасете мошеннические транзакции составляют </text:span><text:span text:style-name="Strong_20_Emphasis"><text:span text:style-name="T20">менее 0.2%</text:span></text:span><text:span text:style-name="T20"> от всех наблюдений.<text:line-break/>Из-за этого класс мошенничества крайне редкий, что делает задачу</text:span><text:span text:style-name="Strong_20_Emphasis"><text:span text:style-name="T20"> сложной</text:span></text:span><text:span text:style-name="T20"> и в то же время очень показательной для анализа метрик.</text:span></text:p>
      <text:p text:style-name="Text_20_body"><text:span text:style-name="T20">После анализа распределения классов я увидел, что датасет является </text:span><text:span text:style-name="Strong_20_Emphasis"><text:span text:style-name="T20">сильно несбалансированным</text:span></text:span><text:span text:style-name="T20">.</text:span></text:p>
      <text:p text:style-name="P14"><text:span text:style-name="T19">Б</text:span>ыли выбраны следующие метрики:</text:p>
      <text:h text:style-name="Heading_20_2" text:outline-level="2"><text:span text:style-name="Strong_20_Emphasis"><text:span text:style-name="T20">1. Recall</text:span></text:span></text:h>
      <text:p text:style-name="Text_20_body"><text:span text:style-name="Strong_20_Emphasis"><text:span text:style-name="T20">Recall </text:span></text:span><text:span text:style-name="T20">показывает, какую долю мошеннических транзакций модель действительно смогла обнаружить.</text:span></text:p>
      <text:p text:style-name="P1"><text:span text:style-name="T20">в банковской сфере </text:span><text:span text:style-name="Strong_20_Emphasis"><text:span text:style-name="T20">лучше поднять лишнюю тревогу</text:span></text:span><text:span text:style-name="T20">, чем пропустить мошенничество</text:span></text:p>
      <text:p text:style-name="P13">пропущенная мошенническая транзакция <text:span text:style-name="T1">это</text:span> прямой финансовый ущерб</text:p>
      <text:p text:style-name="P13">recall показывает способность модели находить редкие случаи</text:p>
      <text:p text:style-name="P13">при сильном дисбалансе recall практически единственная метрика, отражающая безопасность системы.</text:p>
      <text:h text:style-name="Heading_20_2" text:outline-level="2"><text:span text:style-name="Strong_20_Emphasis"><text:span text:style-name="T20">2. F1-score</text:span></text:span></text:h>
      <text:p text:style-name="P14">Поскольку высокая recall может привести к увеличению количества ложных срабатываний , используется F1-score, который балансирует precision recall</text:p>
      <text:h text:style-name="Heading_20_2" text:outline-level="2"><text:soft-page-break/><text:span text:style-name="Strong_20_Emphasis"><text:span text:style-name="T20">3. Accuracy</text:span></text:span></text:h>
      <text:p text:style-name="Text_20_body"><text:span text:style-name="T20">Accuracy показывает долю правильно классифицированных транзакций.<text:line-break/>Однако в условиях дисбаланса accuracy растёт автоматически, даже если модель </text:span><text:span text:style-name="Strong_20_Emphasis"><text:span text:style-name="T20">не обнаруживает ни одного мошенничества</text:span></text:span><text:span text:style-name="T20">. </text:span><text:span text:style-name="T22">Но мне все равно было интересно посмотреть эту метрику на моем датасете, а так как также измеряются </text:span><text:span text:style-name="T25">recall </text:span><text:span text:style-name="T31">и </text:span><text:span text:style-name="T25">f1 </text:span><text:span text:style-name="T31">то суждения о качестве не будут вестись только по ней</text:span></text:p>
      <text:p text:style-name="P14"/>
      <text:h text:style-name="Heading_20_3" text:outline-level="3"><text:span text:style-name="Strong_20_Emphasis"><text:span text:style-name="T20">Метрики для задачи регрессии (crop yield prediction)</text:span></text:span></text:h>
      <text:p text:style-name="P34">Я использовал:</text:p>
      <text:p text:style-name="P29"><text:span text:style-name="Strong_20_Emphasis"><text:span text:style-name="T20">1.</text:span></text:span><text:span text:style-name="Strong_20_Emphasis"><text:span text:style-name="T28"> </text:span></text:span><text:span text:style-name="Strong_20_Emphasis"><text:span text:style-name="T20">RMSE</text:span></text:span></text:p>
      <text:p text:style-name="P13">измеряется в тех же единицах, что и урожайность,</text:p>
      <text:p text:style-name="P13">штрафует сильные ошибки,</text:p>
      <text:p text:style-name="P13">легко интерпретируется.</text:p>
      <text:h text:style-name="Heading_20_1" text:outline-level="1"><text:span text:style-name="Strong_20_Emphasis"><text:span text:style-name="T20">2. </text:span></text:span><text:span text:style-name="Strong_20_Emphasis"><text:span text:style-name="T23">R2</text:span></text:span></text:h>
      <text:p text:style-name="P13">показывает, какую долю вариации урожайности модель объясняет,</text:p>
      <text:p text:style-name="P13">значение близкое к 1 означает, что модель предсказывает почти идеально</text:p>
      <text:p text:style-name="P24"/>
      <text:p text:style-name="P9">Рассмотрим метрики<text:line-break/></text:p>
      <text:p text:style-name="P16">KNN</text:p>
      <text:p text:style-name="P16"/>
      <text:p text:style-name="P19">До оптимизаций</text:p>
      <text:p text:style-name="P19">Классификация</text:p>
      <text:p text:style-name="P17"><text:s text:c="5"/>Sklearn accuracy=0.9983, f1=0.9975, recall=0.030612244897959183 </text:p>
      <text:p text:style-name="P17"><text:s text:c="5"/>Custom accuracy=0.9983, f1=0.9975, recall=0.030612244897959183 </text:p>
      <text:p text:style-name="P22">Регрессия</text:p>
      <text:p text:style-name="P4"><text:span text:style-name="T6"><text:s text:c="5"/>SkLearn RMSE=0.9842, R2=0.6640<text:line-break/> <text:s text:c="4"/>Custom <text:s/>RMSE=0.9842, R2=0.6640</text:span><text:span text:style-name="T2"><text:line-break/></text:span><text:span text:style-name="T6">После оптимизаций</text:span></text:p>
      <text:p text:style-name="P4"><text:span text:style-name="T7">Классификация</text:span><text:span text:style-name="T3"><text:line-break/> <text:s text:c="3"/>Sklearn accuracy=0.9995 f1=0.9995 recall=0.7857142857142857</text:span></text:p>
      <text:p text:style-name="P16"><text:s text:c="4"/>Custom accuracy=0.9995 f1=0.9995 recall=0.7857142857142857</text:p>
      <text:p text:style-name="P19">Регрессия</text:p>
      <text:p text:style-name="P10"><text:s text:c="5"/>SkLearn RMSE=0.5727 R2=0.8862<text:line-break/> <text:s text:c="4"/>Custom <text:s/>RMSE=0.5727 R2=0.8862</text:p>
      <text:p text:style-name="P10"/>
      <text:p text:style-name="P28"><text:span text:style-name="Strong_20_Emphasis"><text:span text:style-name="T21">Оценка пезультата</text:span></text:span></text:p>
      <text:p text:style-name="P28"><text:soft-page-break/><text:span text:style-name="Strong_20_Emphasis"><text:span text:style-name="T20">До оптимизаций:</text:span></text:span><text:span text:style-name="T20"> </text:span></text:p>
      <text:p text:style-name="P30">accuracy и f1 были практически идеальными 0.998, но recall катастрофически низким 0.03 <text:s/>KNN без настройки параметров плохо ловит редкие классы</text:p>
      <text:p text:style-name="P28"><text:span text:style-name="Strong_20_Emphasis"><text:span text:style-name="T20">После оптимизаций:</text:span></text:span><text:span text:style-name="T20"> recall</text:span> <text:span text:style-name="T24">с</text:span><text:span text:style-name="T30">ильно</text:span> <text:span text:style-name="T20">вырос до </text:span><text:span text:style-name="Strong_20_Emphasis"><text:span text:style-name="T20">0.785</text:span></text:span><text:span text:style-name="T20">, сохранив при этом почти идеальные accuracy и f1 0.9995<text:line-break/>Это огромный прогресс модель стала не только точной, но и существенно лучше распознаёт </text:span><text:span text:style-name="T21">редкий</text:span><text:span text:style-name="T20"> класс</text:span></text:p>
      <text:p text:style-name="P28"><text:span text:style-name="Strong_20_Emphasis"><text:span text:style-name="T20">Регрессия До оптимизаций</text:span></text:span><text:span text:style-name="T20"> RMSE 0.98, R</text:span><text:span text:style-name="T21">2</text:span><text:span text:style-name="T20"> 0.66 <text:s/>среднее качество.</text:span></text:p>
      <text:h text:style-name="P27" text:outline-level="3"><text:span text:style-name="Strong_20_Emphasis"><text:span text:style-name="T20">После оптимизаций</text:span></text:span><text:span text:style-name="Strong_20_Emphasis"><text:span text:style-name="T28">:</text:span></text:span></text:h>
      <text:h text:style-name="P27" text:outline-level="3"><text:span text:style-name="T20">RMSE снизился до </text:span><text:span text:style-name="Strong_20_Emphasis"><text:span text:style-name="T20">0.57</text:span></text:span><text:span text:style-name="T20">, R</text:span><text:span text:style-name="T21">2</text:span><text:span text:style-name="T20"> вырос до </text:span><text:span text:style-name="Strong_20_Emphasis"><text:span text:style-name="T20">0.886</text:span></text:span><text:span text:style-name="T20">.<text:line-break/>Улучшение сильное и значимое. Для KNN регрессии это отличный результат</text:span></text:h>
      <text:p text:style-name="P29"><text:span text:style-name="Strong_20_Emphasis"><text:span text:style-name="T20">Вывод:</text:span></text:span><text:span text:style-name="T20"> </text:span><text:span text:style-name="T24">KNN </text:span><text:span text:style-name="T30">показал высокий результат, а после тюнинга метрики стали еще лучше</text:span></text:p>
      <text:p text:style-name="P10"/>
      <text:p text:style-name="P9">Линейные модели</text:p>
      <text:p text:style-name="P9"/>
      <text:p text:style-name="P19">До оптимизаций</text:p>
      <text:p text:style-name="P19">Классификация</text:p>
      <text:p text:style-name="P17"><text:s text:c="5"/>Sklearn accuracy=0.9980, f1=0.9980, recall=0.3333333333333333<text:line-break/> <text:s text:c="4"/>Custom <text:s/>accuracy=0.9985, f1=0.9978, recall=0.0</text:p>
      <text:p text:style-name="P22">Регрессия</text:p>
      <text:p text:style-name="P4"><text:span text:style-name="T6"><text:s text:c="5"/>SkLearn RMSE=0.4922, R2=0.9160<text:line-break/> <text:s text:c="4"/>Custom <text:s/>RMSE=1.1651, R2=0.5293</text:span><text:span text:style-name="T2"><text:line-break/></text:span><text:span text:style-name="T6">После оптимизаций</text:span></text:p>
      <text:p text:style-name="P4"><text:span text:style-name="T7">Классификация</text:span><text:span text:style-name="T3"><text:line-break/> <text:s text:c="3"/>Sklearn accuracy=0.9885 f1=0.9929 recall=0.6666666666666666</text:span></text:p>
      <text:p text:style-name="P4"><text:span text:style-name="T3"><text:s text:c="4"/>Custom accuracy=0.9975 f1=0.9981 recall= 0.9</text:span><text:span text:style-name="T7">825</text:span></text:p>
      <text:p text:style-name="P19">Регрессия</text:p>
      <text:p text:style-name="P10"><text:s text:c="5"/>SkLearn RMSE=0.4985 R2=0.9138<text:line-break/> <text:s text:c="4"/>Custom <text:s/>RMSE=0.6515 R2=0.8528</text:p>
      <text:p text:style-name="P10"/>
      <text:p text:style-name="P11">Оценка качества</text:p>
      <text:h text:style-name="P27" text:outline-level="3"><text:soft-page-break/><text:span text:style-name="Strong_20_Emphasis"><text:span text:style-name="T20">Классификация</text:span></text:span></text:h>
      <text:h text:style-name="P27" text:outline-level="3"><text:span text:style-name="Strong_20_Emphasis"><text:span text:style-name="T20">До оптимизаций:</text:span></text:span><text:span text:style-name="T20"> качество высокое, но recall </text:span><text:span text:style-name="Strong_20_Emphasis"><text:span text:style-name="T21">был очень низкий</text:span></text:span><text:span text:style-name="T20">, что означает полное игнорирование </text:span><text:span text:style-name="T21">мошеннических транзакций</text:span><text:span text:style-name="T20"> плохой результат. </text:span><text:span text:style-name="T21">Так и должно быть, ведь я еще никак не работал с данными</text:span></text:h>
      <text:h text:style-name="P27" text:outline-level="3"><text:span text:style-name="Strong_20_Emphasis"><text:span text:style-name="T20">После оптимизаций:</text:span></text:span></text:h>
      <text:h text:style-name="P27" text:outline-level="3"><text:span text:style-name="T20">Sklearn снизил accuracy, но поднял recall до </text:span><text:span text:style-name="Strong_20_Emphasis"><text:span text:style-name="T20">0.66</text:span></text:span><text:span text:style-name="T20">, что лучше сбалансировало модель.</text:span></text:h>
      <text:h text:style-name="P27" text:outline-level="3"><text:span text:style-name="T20">Custom </text:span><text:span text:style-name="T21">сильно</text:span><text:span text:style-name="T20"> улучшил recall до </text:span><text:span text:style-name="Strong_20_Emphasis"><text:span text:style-name="T20">0.9825</text:span></text:span><text:span text:style-name="T20">, сохранив высокий f1.<text:line-break/>Очень сильный сдвиг. В линейн</text:span><text:span text:style-name="T21">ые</text:span><text:span text:style-name="T20"> модел</text:span><text:span text:style-name="T21">и</text:span><text:span text:style-name="T20"> стал</text:span><text:span text:style-name="T21">и</text:span><text:span text:style-name="T20"> замечательно улавливать </text:span><text:span text:style-name="T21">мошеннические транзакции</text:span></text:h>
      <text:h text:style-name="P27" text:outline-level="3"><text:span text:style-name="Strong_20_Emphasis"><text:span text:style-name="T20">Регрессия</text:span></text:span></text:h>
      <text:h text:style-name="P27" text:outline-level="3"><text:span text:style-name="Strong_20_Emphasis"><text:span text:style-name="T20">Sklearn:</text:span></text:span><text:span text:style-name="T20"> качество практически не изменилось R</text:span><text:span text:style-name="T21">2</text:span><text:span text:style-name="T20"> 0.91, RMSE 0.49</text:span></text:h>
      <text:h text:style-name="P27" text:outline-level="3"><text:span text:style-name="Strong_20_Emphasis"><text:span text:style-name="T20">Custom:</text:span></text:span><text:span text:style-name="T20"> улучшение заметное R</text:span><text:span text:style-name="T21">2 </text:span><text:span text:style-name="T20">вырос с 0.53 до 0.85.<text:line-break/>Модель стала существенно лучше.</text:span></text:h>
      <text:p text:style-name="Text_20_body"><text:span text:style-name="Strong_20_Emphasis"><text:span text:style-name="T20">Вывод:</text:span></text:span><text:span text:style-name="T28"> оптимизации помогли обеим версиям, но особенно custom. Линейные модели после тюнинга стали </text:span><text:span text:style-name="T29">показывать высокий результат</text:span><text:span text:style-name="T28">.</text:span></text:p>
      <text:p text:style-name="P10"/>
      <text:p text:style-name="P10"/>
      <text:p text:style-name="P9">Решающие деревья</text:p>
      <text:p text:style-name="P9"/>
      <text:p text:style-name="P19">До оптимизаций</text:p>
      <text:p text:style-name="P19">Классификация</text:p>
      <text:p text:style-name="P4"><text:span text:style-name="T2"><text:s text:c="3"/></text:span><text:span text:style-name="T12">Sklearn accuracy=0.9990, f1=0.9988, recall=0.3333333333333333</text:span></text:p>
      <text:p text:style-name="P2"><text:s text:c="3"/>Custom <text:s/>accuracy=0.9995, f1=0.9995, recall=0.6666666666666666</text:p>
      <text:p text:style-name="P22">Регрессия</text:p>
      <text:p text:style-name="P5"><text:span text:style-name="T6"><text:s text:c="6"/></text:span><text:span text:style-name="T14">SkLearn RMSE=0.6193, R2=0.8670</text:span></text:p>
      <text:p text:style-name="P3"><text:span text:style-name="T12"><text:s text:c="3"/>Custom <text:s/>RMSE=0.6193, R2=0.8670</text:span><text:span text:style-name="T2"><text:line-break/></text:span><text:span text:style-name="T6">После оптимизаций</text:span></text:p>
      <text:p text:style-name="P4"><text:span text:style-name="T7">Классификация</text:span><text:span text:style-name="T3"><text:line-break/> <text:s text:c="3"/>Sklearn </text:span><text:span text:style-name="T16">accuracy=0.9728 </text:span><text:span text:style-name="T12">f1=0.9847 recall=0.8979591836734694</text:span></text:p>
      <text:p text:style-name="P4"><text:span text:style-name="T3"><text:s text:c="4"/>Custom </text:span><text:span text:style-name="T15">accuracy=0.9755 </text:span><text:span text:style-name="T12">f1=0.9860 recall=0.8775510204081632</text:span></text:p>
      <text:p text:style-name="P19">Регрессия</text:p>
      <text:p text:style-name="P15"><text:span text:style-name="T18"><text:s text:c="5"/>SkLearn RMSE</text:span><text:span text:style-name="T11">0.5317 R2=0.9020</text:span><text:span text:style-name="T18"><text:line-break/> <text:s text:c="4"/>Custom <text:s/>RMSE=</text:span><text:span text:style-name="T13">0.6193 </text:span><text:span text:style-name="T11">R2=0.8670</text:span></text:p>
      <text:p text:style-name="P32"/>
      <text:p text:style-name="P29"><text:span text:style-name="Strong_20_Emphasis"><text:span text:style-name="T20">До оптимизаций:</text:span></text:span><text:span text:style-name="T20"> качество очень высокое, но recall был </text:span><text:span text:style-name="T21">низким</text:span><text:span text:style-name="T20">.</text:span></text:p>
      <text:p text:style-name="P29"><text:soft-page-break/><text:span text:style-name="Strong_20_Emphasis"><text:span text:style-name="T20">После оптимизаций:</text:span></text:span><text:span text:style-name="T28"> recall подрос до </text:span><text:span text:style-name="Strong_20_Emphasis"><text:span text:style-name="T20">0.90</text:span></text:span><text:span text:style-name="T28">, что значительно улучшает способность ловить редкий класс. Однако accuracy и f1 немного снизились.</text:span></text:p>
      <text:p text:style-name="Text_20_body"><text:span text:style-name="Strong_20_Emphasis"><text:span text:style-name="T20">Общий эффект:</text:span></text:span><text:span text:style-name="T28"> улучшение по recall, </text:span><text:span text:style-name="T29">небольшое</text:span><text:span text:style-name="T28"> ухудшение общей точности <text:s/>но модель стала более сбалансированной.</text:span></text:p>
      <text:h text:style-name="P27" text:outline-level="3"><text:span text:style-name="Strong_20_Emphasis"><text:span text:style-name="T20">Регрессия</text:span></text:span></text:h>
      <text:h text:style-name="P27" text:outline-level="3"><text:span text:style-name="Strong_20_Emphasis"><text:span text:style-name="T20">Sklearn:</text:span></text:span><text:span text:style-name="T20"> сильное улучшение RMSE с 0.62 до 0.53 R</text:span><text:span text:style-name="T21">2 </text:span><text:span text:style-name="T20">вырос до </text:span><text:span text:style-name="T17">0.9</text:span></text:h>
      <text:h text:style-name="P27" text:outline-level="3"><text:span text:style-name="Strong_20_Emphasis"><text:span text:style-name="T20">Custom:</text:span></text:span><text:span text:style-name="T20"> без изменений модель не улучшилась.</text:span></text:h>
      <text:p text:style-name="P10"/>
      <text:p text:style-name="P21">Случайный лес</text:p>
      <text:p text:style-name="P21"/>
      <text:p text:style-name="P20">До оптимизаций</text:p>
      <text:p text:style-name="P20">Классификация</text:p>
      <text:p text:style-name="P18"><text:s text:c="5"/>Sklearn accuracy=0.9990, f1=0.9988, recall=0.3333333333333333<text:line-break/> <text:s text:c="4"/>Custom accuracy=0.9995, f1=0.9995, recall=0.6666666666666666</text:p>
      <text:p text:style-name="P23">Регрессия</text:p>
      <text:p text:style-name="P5"><text:span text:style-name="T6"><text:s text:c="5"/></text:span><text:span text:style-name="T14">SkLearn RMSE=0.5753, R2=0.8852</text:span></text:p>
      <text:p text:style-name="P5"><text:span text:style-name="T14"><text:s text:c="6"/></text:span><text:span text:style-name="T12">Custom <text:s/>RMSE=0.5757, R2=0.8851</text:span></text:p>
      <text:p text:style-name="P5"><text:span text:style-name="T2"><text:line-break/></text:span><text:span text:style-name="T6">После оптимизаций</text:span></text:p>
      <text:p text:style-name="P6"><text:span text:style-name="T7">Классификация</text:span><text:span text:style-name="T3"><text:line-break/> <text:s text:c="3"/>Sklearn accuracy=0.9895 f1=0.9934 recall=0.8775510204081632</text:span></text:p>
      <text:p text:style-name="P6"><text:span text:style-name="T3"><text:s text:c="4"/>Custom </text:span><text:span text:style-name="T7">accuracy=0.9755 f1=0.9860 recall=0.8775510204081632</text:span></text:p>
      <text:p text:style-name="P20">Регрессия</text:p>
      <text:p text:style-name="P12"><text:s text:c="5"/>SkLearn RMSE=0.5289 R2=0.9030<text:line-break/> <text:s text:c="4"/>Custom <text:s/>RMSE=0.5750 R2=0.8854</text:p>
      <text:p text:style-name="P12"/>
      <text:p text:style-name="P11">Оценка качества</text:p>
      <text:p text:style-name="P28"><text:span text:style-name="Strong_20_Emphasis"><text:span text:style-name="T20">Классификация</text:span></text:span></text:p>
      <text:h text:style-name="P27" text:outline-level="3"><text:span text:style-name="Strong_20_Emphasis"><text:span text:style-name="T20">До оптимизаций:</text:span></text:span><text:span text:style-name="T20"> почти идеальные accuracy </text:span><text:span text:style-name="T21">и </text:span><text:span text:style-name="T20">f1, </text:span><text:span text:style-name="T21">плохой</text:span><text:span text:style-name="T20"> recall.</text:span></text:h>
      <text:h text:style-name="P27" text:outline-level="3"><text:span text:style-name="Strong_20_Emphasis"><text:span text:style-name="T20">После оптимизаций:</text:span></text:span><text:span text:style-name="T20"> sklearn получил recall 0.88 и сохранил высокий f1 </text:span><text:span text:style-name="T21">хороши1</text:span><text:span text:style-name="T20"> баланс.<text:line-break/>Custom тоже улучшил recall, но общие метрики просели чуть сильнее.</text:span></text:h>
      <text:h text:style-name="P27" text:outline-level="3"><text:span text:style-name="Strong_20_Emphasis"><text:span text:style-name="T20">Регрессия</text:span></text:span></text:h>
      <text:h text:style-name="P27" text:outline-level="3"><text:span text:style-name="Strong_20_Emphasis"><text:span text:style-name="T20">Sklearn:</text:span></text:span><text:span text:style-name="T20"> улучшения RMSE 0.529, R</text:span><text:span text:style-name="T21">2</text:span><text:span text:style-name="T20"> 0.903</text:span></text:h>
      <text:h text:style-name="P27" text:outline-level="3"><text:span text:style-name="Strong_20_Emphasis"><text:span text:style-name="T20">Custom:</text:span></text:span><text:span text:style-name="T20"> практически остался на прежнем уровне.</text:span></text:h>
      <text:p text:style-name="Text_20_body"><text:span text:style-name="Strong_20_Emphasis"><text:span text:style-name="T20">Вывод:</text:span></text:span><text:span text:style-name="T28"> Random Forest стал одной из сильных моделей, </text:span><text:span text:style-name="T29">показал очень высокое качество</text:span></text:p>
      <text:p text:style-name="P12"><text:soft-page-break/><text:line-break/><text:line-break/><text:span text:style-name="T10">Градиентный бустинг<text:line-break/><text:line-break/></text:span><text:span text:style-name="T6">До оптимизаций</text:span></text:p>
      <text:p text:style-name="P20">Классификация</text:p>
      <text:p text:style-name="P18"><text:s text:c="5"/>Sklearn accuracy=0.9992, f1=0.9992, recall=0.7448979591836735<text:line-break/> <text:s text:c="4"/>Custom <text:s/>accuracy=0.9987, f1=0.9988, recall=0.7653061224489796</text:p>
      <text:p text:style-name="P23">Регрессия</text:p>
      <text:p text:style-name="P7"><text:span text:style-name="T6"><text:s text:c="5"/>SkLearn RMSE=1.1881, R2=0.5104 <text:line-break/> <text:s text:c="4"/>Custom <text:s/></text:span><text:span text:style-name="T5">RMSE=1.1881, R2=0.5104 </text:span><text:span text:style-name="T2"><text:line-break/></text:span><text:span text:style-name="T6">После оптимизаций</text:span></text:p>
      <text:p text:style-name="P6"><text:span text:style-name="T7">Классификация</text:span><text:span text:style-name="T3"><text:line-break/> <text:s text:c="3"/>Sklearn accuracy=0.9992 f1=0.9992 recall=0.7959183673469388</text:span></text:p>
      <text:p text:style-name="P6"><text:span text:style-name="T3"><text:s text:c="4"/>Custom </text:span><text:span text:style-name="T7">accuracy=0.9985 f1=0.9986 recall=0.7040816326530612</text:span></text:p>
      <text:p text:style-name="P20">Регрессия</text:p>
      <text:p text:style-name="P12"><text:s text:c="5"/>SkLearn RMSE=0.5024 R2=0.9125<text:line-break/> <text:s text:c="4"/>Custom <text:s/>RMSE=0.8781 R2=0.7326</text:p>
      <text:p text:style-name="P12"/>
      <text:p text:style-name="P11">Оценка качкства</text:p>
      <text:p text:style-name="P28"><text:span text:style-name="Strong_20_Emphasis"><text:span text:style-name="T20">Классификация</text:span></text:span></text:p>
      <text:p text:style-name="P28"><text:span text:style-name="Strong_20_Emphasis"><text:span text:style-name="T20">До оптимизаций:</text:span></text:span><text:span text:style-name="T20"> уже был хорошим, высокий recall </text:span><text:span text:style-name="Strong_20_Emphasis"><text:span text:style-name="T20">После оптимизаций:</text:span></text:span></text:p>
      <text:p text:style-name="P30">Sklearn улучшил recall до 0.796, сохранил идеальные accuracy и f1.</text:p>
      <text:p text:style-name="P28"><text:span text:style-name="T20">Custom, наоборот, стал </text:span><text:span text:style-name="T21">немного хуже</text:span><text:span text:style-name="T20">: recall </text:span><text:span text:style-name="T21">чуть просел</text:span></text:p>
      <text:p text:style-name="P28"><text:span text:style-name="Strong_20_Emphasis"><text:span text:style-name="T20">Регрессия</text:span></text:span></text:p>
      <text:p text:style-name="P28"><text:span text:style-name="Strong_20_Emphasis"><text:span text:style-name="T20">Sklearn:</text:span></text:span><text:span text:style-name="T20"> гигантский скачок <text:s/>R</text:span><text:span text:style-name="T21">2</text:span><text:span text:style-name="T20"> вырос с 0.51 до 0.91. Это </text:span><text:span text:style-name="T21">отличный результат</text:span></text:p>
      <text:h text:style-name="P27" text:outline-level="3"><text:span text:style-name="Strong_20_Emphasis"><text:span text:style-name="T20">Custom:</text:span></text:span><text:span text:style-name="T20"> улучшение есть, но слабое, осталось хуже sklearn.</text:span></text:h>
      <text:p text:style-name="P25"/>
      <text:p text:style-name="P25"><text:span text:style-name="Strong_20_Emphasis"/></text:p>
      <text:p text:style-name="P26"><text:span text:style-name="Strong_20_Emphasis"><text:span text:style-name="T19">Вывод</text:span></text:span></text:p>
      <text:p text:style-name="P8">После всей серии экспериментов можно уверенно сказать, что оптимизация моделей дала действительно ощутимый эффект. Интересно наблюдать, как по-разному реагируют разные алгоритмы на <text:span text:style-name="T19">подбор</text:span> параметров и обработку данных одни совершенствуются плавно, другие <text:span text:style-name="T19">сильно растут</text:span> в качестве после правильных настроек</text:p>
      <text:p text:style-name="Text_20_body"><text:span text:style-name="Strong_20_Emphasis"><text:span text:style-name="T20">В классификации лучшим оказался KNN</text:span></text:span><text:span text:style-name="T28"><text:line-break/>Он не просто сохранил очень высокие значения accuracy и f1, но и </text:span><text:span text:style-name="T29">сильно</text:span><text:span text:style-name="T28"> прибавил в recall и именно это делает его </text:span><text:span text:style-name="T29">лучшим</text:span><text:span text:style-name="T28"> среди </text:span><text:span text:style-name="T29">моих </text:span><text:span text:style-name="T28">классификаторов. Модель стала намного более чувствительной к редкому классу, при этом не потеряв точности. Такой баланс встречается редко.</text:span></text:p>
      <text:p text:style-name="Text_20_body"><text:span text:style-name="Strong_20_Emphasis"><text:span text:style-name="T20">В регрессии уверенно лидирует градиентный бустинг</text:span></text:span><text:span text:style-name="T28"><text:line-break/>До оптимизаций он показывал </text:span><text:span text:style-name="T29">средние</text:span><text:span text:style-name="T28"> результаты, но после настройки </text:span><text:soft-page-break/><text:span text:style-name="T28">параметров </text:span><text:span text:style-name="T29">сильно</text:span><text:span text:style-name="T28"> </text:span><text:span text:style-name="T29">улучшился</text:span><text:span text:style-name="T28">: RMSE </text:span><text:span text:style-name="T29">сильно</text:span><text:span text:style-name="T28"> упал, R</text:span><text:span text:style-name="T29">2</text:span><text:span text:style-name="T28"> стал высоким. Такое поведение хорошо иллюстрирует</text:span> <text:span text:style-name="T27">р</text:span><text:span text:style-name="T32">аб</text:span><text:span text:style-name="T32">оту</text:span> <text:span text:style-name="T28">бустинговых моделей при грамотной настройке они способны </text:span><text:span text:style-name="T29">сильно улучшить качество</text:span></text:p>
      <text:p text:style-name="P8">Работа получилась насыщенной и действительно интересной. <text:span text:style-name="T19">До этого я никогда не погружался в эти алгоритмы так глубоко, отдельно хочу отметить, что эта работа была моим первым опытом работы с датасетом классификации с настолько большим дисбалансом классов, мне было интересно поэкспериментировать с этим.</text:span></text:p>
      <text:p text:style-name="P8">В итоге можно сказать, что эксперимент не только помог выявить лучших моделей, но и дал очень ценный опыт: стало намного яснее, как важна правильная подготовка данных,<text:span text:style-name="T5"> </text:span><text:span text:style-name="T4">п</text:span><text:span text:style-name="T8">одбор</text:span><text:span text:style-name="T5"> </text:span>параметров и то, как сильно это влияет на качество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20:20:48.654000000</meta:creation-date>
    <dc:date>2025-12-09T21:42:20.399000000</dc:date>
    <meta:editing-duration>PT4H1M19S</meta:editing-duration>
    <meta:editing-cycles>11</meta:editing-cycles>
    <meta:generator>LibreOffice/7.4.1.2$Windows_X86_64 LibreOffice_project/3c58a8f3a960df8bc8fd77b461821e42c061c5f0</meta:generator>
    <meta:document-statistic meta:table-count="0" meta:image-count="0" meta:object-count="0" meta:page-count="8" meta:paragraph-count="154" meta:word-count="1177" meta:character-count="9745" meta:non-whitespace-character-count="8508"/>
  </office:meta>
</office:document-meta>
</file>